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source-code-pro, 'Ubuntu Mono', 'DejaVu sans mono', Consolas, monospace, 'Droid Sans Mono', monospace, monospace, 'Droid Sans Fallback'"/>
    <style:font-face style:name="MonoLisa" svg:font-family="MonoLisa, Menlo, Monaco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82cm"/>
      <style:text-properties fo:color="#abb2bf" style:font-name="Menlo" fo:font-size="11.25pt" fo:font-weight="normal" fo:background-color="#18222d"/>
    </style:style>
    <style:style style:name="P2" style:family="paragraph" style:parent-style-name="Standard">
      <style:paragraph-properties style:line-height-at-least="0.582cm"/>
      <style:text-properties fo:color="#abb2bf" style:font-name="Menlo" fo:font-size="11.25pt" fo:font-weight="normal" officeooo:paragraph-rsid="0013f128" fo:background-color="#18222d"/>
    </style:style>
    <style:style style:name="P3" style:family="paragraph" style:parent-style-name="Standard">
      <style:paragraph-properties style:line-height-at-least="0.582cm"/>
      <style:text-properties fo:color="#abb2bf" style:font-name="Menlo" fo:font-size="11.25pt" fo:font-weight="normal" officeooo:paragraph-rsid="00157f49" fo:background-color="#18222d"/>
    </style:style>
    <style:style style:name="P4" style:family="paragraph" style:parent-style-name="Standard">
      <style:paragraph-properties style:line-height-at-least="0.582cm"/>
      <style:text-properties fo:color="#abb2bf" style:font-name="Menlo" fo:font-size="11.25pt" fo:font-weight="normal" officeooo:rsid="00162e29" officeooo:paragraph-rsid="00162e29" fo:background-color="#18222d"/>
    </style:style>
    <style:style style:name="P5" style:family="paragraph" style:parent-style-name="Standard">
      <style:paragraph-properties style:line-height-at-least="0.582cm"/>
    </style:style>
    <style:style style:name="P6" style:family="paragraph" style:parent-style-name="Standard">
      <style:paragraph-properties style:line-height-at-least="0.582cm"/>
      <style:text-properties fo:color="#c678dd" style:font-name="Menlo" fo:font-size="11.25pt" fo:font-weight="normal" fo:background-color="#18222d"/>
    </style:style>
    <style:style style:name="P7" style:family="paragraph" style:parent-style-name="Standard">
      <style:paragraph-properties style:line-height-at-least="0.582cm"/>
      <style:text-properties fo:color="#c678dd" style:font-name="Menlo" fo:font-size="11.25pt" fo:font-weight="normal" officeooo:paragraph-rsid="00157f49" fo:background-color="#18222d"/>
    </style:style>
    <style:style style:name="P8" style:family="paragraph" style:parent-style-name="Standard">
      <style:paragraph-properties style:line-height-at-least="0.635cm"/>
      <style:text-properties fo:color="#ffffff" style:font-name="MonoLisa" fo:font-size="11.25pt" fo:font-weight="normal" fo:background-color="#151515"/>
    </style:style>
    <style:style style:name="P9" style:family="paragraph" style:parent-style-name="Standard">
      <style:paragraph-properties style:line-height-at-least="0.635cm"/>
      <style:text-properties fo:color="#77b7d7" style:font-name="MonoLisa" fo:font-size="11.25pt" fo:font-weight="normal" fo:background-color="#151515"/>
    </style:style>
    <style:style style:name="P10" style:family="paragraph" style:parent-style-name="Standard">
      <style:paragraph-properties style:line-height-at-least="0.635cm"/>
    </style:style>
    <style:style style:name="P11" style:family="paragraph" style:parent-style-name="Standard">
      <style:text-properties officeooo:rsid="00162e29" officeooo:paragraph-rsid="00162e29"/>
    </style:style>
    <style:style style:name="T1" style:family="text">
      <style:text-properties fo:color="#c678dd"/>
    </style:style>
    <style:style style:name="T2" style:family="text">
      <style:text-properties fo:color="#c678dd" officeooo:rsid="00162e29"/>
    </style:style>
    <style:style style:name="T3" style:family="text">
      <style:text-properties fo:color="#abb2bf" style:font-name="Menlo" fo:font-size="11.25pt" fo:font-weight="normal" fo:background-color="#18222d" loext:char-shading-value="0"/>
    </style:style>
    <style:style style:name="T4" style:family="text">
      <style:text-properties fo:color="#e06c75"/>
    </style:style>
    <style:style style:name="T5" style:family="text">
      <style:text-properties fo:color="#56b6c2"/>
    </style:style>
    <style:style style:name="T6" style:family="text">
      <style:text-properties fo:color="#d19a66"/>
    </style:style>
    <style:style style:name="T7" style:family="text">
      <style:text-properties fo:color="#61afef"/>
    </style:style>
    <style:style style:name="T8" style:family="text">
      <style:text-properties fo:color="#61afef" style:font-name="Menlo" fo:font-size="11.25pt" fo:font-weight="normal" fo:background-color="#18222d" loext:char-shading-value="0"/>
    </style:style>
    <style:style style:name="T9" style:family="text">
      <style:text-properties fo:color="#9cdcfe" fo:font-style="italic"/>
    </style:style>
    <style:style style:name="T10" style:family="text">
      <style:text-properties fo:color="#e5c07b"/>
    </style:style>
    <style:style style:name="T11" style:family="text">
      <style:text-properties fo:color="#e5c07b" style:font-name="Menlo" fo:font-size="11.25pt" fo:font-weight="normal" fo:background-color="#18222d" loext:char-shading-value="0"/>
    </style:style>
    <style:style style:name="T12" style:family="text">
      <style:text-properties fo:color="#98c379"/>
    </style:style>
    <style:style style:name="T13" style:family="text">
      <style:text-properties fo:color="#98c379" style:font-name="Menlo" fo:font-size="11.25pt" fo:font-weight="normal" fo:background-color="#18222d" loext:char-shading-value="0"/>
    </style:style>
    <style:style style:name="T14" style:family="text">
      <style:text-properties fo:color="#77b7d7"/>
    </style:style>
    <style:style style:name="T15" style:family="text">
      <style:text-properties fo:color="#77b7d7" style:font-name="MonoLisa" fo:font-size="11.25pt" fo:font-weight="normal" fo:background-color="#151515" loext:char-shading-value="0"/>
    </style:style>
    <style:style style:name="T16" style:family="text">
      <style:text-properties fo:color="#ffffff" style:font-name="MonoLisa" fo:font-size="11.25pt" fo:font-weight="normal" fo:background-color="#151515" loext:char-shading-value="0"/>
    </style:style>
    <style:style style:name="T17" style:family="text">
      <style:text-properties fo:color="#dfe2e7"/>
    </style:style>
    <style:style style:name="T18" style:family="text">
      <style:text-properties fo:color="#dfe2e7" style:font-name="MonoLisa" fo:font-size="11.25pt" fo:font-weight="normal" fo:background-color="#151515" loext:char-shading-value="0"/>
    </style:style>
    <style:style style:name="T19" style:family="text">
      <style:text-properties fo:color="#c64640"/>
    </style:style>
    <style:style style:name="T20" style:family="text">
      <style:text-properties fo:color="#c64640" style:font-name="MonoLisa" fo:font-size="11.25pt" fo:font-weight="normal" fo:background-color="#151515" loext:char-shading-value="0"/>
    </style:style>
    <style:style style:name="T21" style:family="text">
      <style:text-properties fo:color="#dfab5c"/>
    </style:style>
    <style:style style:name="T22" style:family="text">
      <style:text-properties fo:color="#86d9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1.</text:span></text:p>
      <text:p text:style-name="P4"><text:span text:style-name="T1"/></text:p>
      <text:p text:style-name="P1"><text:span text:style-name="T1">var</text:span> <text:span text:style-name="T4">arr</text:span> <text:span text:style-name="T5">=</text:span> [<text:span text:style-name="T6">1</text:span>,<text:span text:style-name="T6">3</text:span>,<text:span text:style-name="T6">3</text:span>,<text:span text:style-name="T6">3</text:span>,<text:span text:style-name="T6">1</text:span>,<text:span text:style-name="T6">5</text:span>,<text:span text:style-name="T6">6</text:span>,<text:span text:style-name="T6">7</text:span>,<text:span text:style-name="T6">8</text:span>,<text:span text:style-name="T6">1</text:span>];</text:p>
      <text:p text:style-name="P1"><text:span text:style-name="T1">function</text:span> <text:span text:style-name="T7">removeDuplicates</text:span>(){</text:p>
      <text:p text:style-name="P1"><text:span text:style-name="T1">return</text:span> <text:span text:style-name="T4">arr</text:span>.<text:span text:style-name="T7">filter</text:span>((<text:span text:style-name="T9">item</text:span>,<text:span text:style-name="T9">index</text:span>) <text:span text:style-name="T1">=&gt;</text:span> <text:span text:style-name="T4">arr</text:span>.<text:span text:style-name="T7">indexOf</text:span>(<text:span text:style-name="T4">item</text:span>) <text:span text:style-name="T5">===</text:span> <text:span text:style-name="T4">index</text:span>);</text:p>
      <text:p text:style-name="P1">}</text:p>
      <text:p text:style-name="P1"><text:span text:style-name="T10">console</text:span>.<text:span text:style-name="T7">log</text:span>(<text:span text:style-name="T7">removeDuplicates</text:span>(<text:span text:style-name="T4">arr</text:span>));</text:p>
      <text:p text:style-name="P1"/>
      <text:p text:style-name="Standard"/>
      <text:p text:style-name="P11">2.</text:p>
      <text:p text:style-name="P1"><text:span text:style-name="T1">function</text:span> <text:span text:style-name="T7">reverseString</text:span>(<text:span text:style-name="T9">str</text:span>) {</text:p>
      <text:p text:style-name="P1"><text:span text:style-name="T1">var</text:span> <text:span text:style-name="T4">newString</text:span> <text:span text:style-name="T5">=</text:span> <text:span text:style-name="T12">""</text:span>;</text:p>
      <text:p text:style-name="P1"><text:span text:style-name="T1">for</text:span> (<text:span text:style-name="T1">var</text:span> <text:span text:style-name="T4">i</text:span> <text:span text:style-name="T5">=</text:span> <text:span text:style-name="T4">str</text:span>.<text:span text:style-name="T4">length</text:span> <text:span text:style-name="T5">-</text:span> <text:span text:style-name="T6">1</text:span>; <text:span text:style-name="T4">i</text:span> <text:span text:style-name="T5">&gt;=</text:span> <text:span text:style-name="T6">0</text:span>; <text:span text:style-name="T4">i</text:span><text:span text:style-name="T5">--</text:span>) {</text:p>
      <text:p text:style-name="P1"><text:span text:style-name="T4">newString</text:span> <text:span text:style-name="T1">+=</text:span> <text:span text:style-name="T4">str</text:span>[<text:span text:style-name="T4">i</text:span>];</text:p>
      <text:p text:style-name="P1">}</text:p>
      <text:p text:style-name="P1"><text:span text:style-name="T1">return</text:span> <text:span text:style-name="T4">newString</text:span>;</text:p>
      <text:p text:style-name="P1">}</text:p>
      <text:p text:style-name="P5"><text:span text:style-name="T11">console</text:span><text:span text:style-name="T3">.</text:span><text:span text:style-name="T8">log</text:span><text:span text:style-name="T3">(</text:span><text:span text:style-name="T8">reverseString</text:span><text:span text:style-name="T3">(</text:span><text:span text:style-name="T13">'you are a nice dude'</text:span><text:span text:style-name="T3">))</text:span></text:p>
      <text:p text:style-name="P1"/>
      <text:p text:style-name="P1"/>
      <text:p text:style-name="P11">3.</text:p>
      <text:p text:style-name="P1"><text:span text:style-name="T1">function</text:span> <text:span text:style-name="T7">wordsReverser</text:span>(<text:span text:style-name="T9">string</text:span>){</text:p>
      <text:p text:style-name="P1"><text:span text:style-name="T1">return</text:span> <text:span text:style-name="T4">string</text:span>.<text:span text:style-name="T7">split</text:span>(<text:span text:style-name="T12">""</text:span>).<text:span text:style-name="T7">reverse</text:span>().<text:span text:style-name="T7">join</text:span>(<text:span text:style-name="T12">""</text:span>).<text:span text:style-name="T7">split</text:span>(<text:span text:style-name="T12">" "</text:span>).<text:span text:style-name="T7">reverse</text:span>().<text:span text:style-name="T7">join</text:span>(<text:span text:style-name="T12">" "</text:span>) </text:p>
      <text:p text:style-name="P1">}</text:p>
      <text:p text:style-name="P5"><text:span text:style-name="T11">console</text:span><text:span text:style-name="T3">.</text:span><text:span text:style-name="T8">log</text:span><text:span text:style-name="T3">(</text:span><text:span text:style-name="T8">wordsReverser</text:span><text:span text:style-name="T3">(</text:span><text:span text:style-name="T13">'I am the good boy'</text:span><text:span text:style-name="T3">));</text:span></text:p>
      <text:p text:style-name="P5"><text:span text:style-name="T3"/></text:p>
      <text:p text:style-name="P1"/>
      <text:p text:style-name="P4">4.</text:p>
      <text:p text:style-name="P1"><text:span text:style-name="T1">function</text:span> <text:span text:style-name="T7">twoSum</text:span>(<text:span text:style-name="T9">args</text:span>, <text:span text:style-name="T9">total</text:span>){</text:p>
      <text:p text:style-name="P1"><text:span text:style-name="T1">let</text:span> <text:span text:style-name="T4">obj</text:span> <text:span text:style-name="T5">=</text:span> [];</text:p>
      <text:p text:style-name="P1"><text:span text:style-name="T1">let</text:span> <text:span text:style-name="T4">a</text:span> <text:span text:style-name="T5">=</text:span> <text:span text:style-name="T4">args</text:span>.<text:span text:style-name="T4">length</text:span>;</text:p>
      <text:p text:style-name="P1"><text:span text:style-name="T1">for</text:span>(<text:span text:style-name="T1">let</text:span> <text:span text:style-name="T4">i</text:span><text:span text:style-name="T5">=</text:span><text:span text:style-name="T6">0</text:span>; <text:span text:style-name="T4">i</text:span> <text:span text:style-name="T5">&lt;</text:span><text:span text:style-name="T4">a</text:span>; <text:span text:style-name="T4">i</text:span><text:span text:style-name="T5">++</text:span>){</text:p>
      <text:p text:style-name="P1"><text:span text:style-name="T1">for</text:span>(<text:span text:style-name="T1">let</text:span> <text:span text:style-name="T4">j</text:span><text:span text:style-name="T5">=</text:span><text:span text:style-name="T6">0</text:span>; <text:span text:style-name="T4">j</text:span><text:span text:style-name="T5">&lt;</text:span><text:span text:style-name="T4">a</text:span>; <text:span text:style-name="T4">j</text:span><text:span text:style-name="T5">++</text:span>){</text:p>
      <text:p text:style-name="P1"><text:span text:style-name="T1">if</text:span>(<text:span text:style-name="T4">args</text:span>[<text:span text:style-name="T4">i</text:span>] <text:span text:style-name="T5">+</text:span> <text:span text:style-name="T4">args</text:span>[<text:span text:style-name="T4">j</text:span>] <text:span text:style-name="T5">==</text:span> <text:span text:style-name="T4">total</text:span>){</text:p>
      <text:p text:style-name="P1"><text:span text:style-name="T4">obj</text:span>.<text:span text:style-name="T7">push</text:span>([<text:span text:style-name="T4">args</text:span>[<text:span text:style-name="T4">i</text:span>], <text:span text:style-name="T4">args</text:span>[<text:span text:style-name="T4">j</text:span>]])</text:p>
      <text:p text:style-name="P1">}</text:p>
      <text:p text:style-name="P1">}</text:p>
      <text:p text:style-name="P1">}</text:p>
      <text:p text:style-name="P1"><text:span text:style-name="T10">console</text:span>.<text:span text:style-name="T7">log</text:span>(<text:span text:style-name="T4">obj</text:span>);</text:p>
      <text:p text:style-name="P1">}</text:p>
      <text:p text:style-name="P1"><text:span text:style-name="T7">twoSum</text:span>([<text:span text:style-name="T6">6</text:span>,<text:span text:style-name="T6">4</text:span>,<text:span text:style-name="T6">3</text:span>,<text:span text:style-name="T6">2</text:span>,<text:span text:style-name="T6">1</text:span>,<text:span text:style-name="T6">7</text:span>], <text:span text:style-name="T6">9</text:span>)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4">5.</text:p>
      <text:p text:style-name="P1"><text:span text:style-name="T1">var</text:span> <text:span text:style-name="T4">first</text:span> <text:span text:style-name="T5">=</text:span> [<text:span text:style-name="T6">2</text:span>,<text:span text:style-name="T6">2</text:span>,<text:span text:style-name="T6">4</text:span>,<text:span text:style-name="T6">1</text:span>];</text:p>
      <text:p text:style-name="P1"><text:span text:style-name="T1">var</text:span> <text:span text:style-name="T4">second</text:span> <text:span text:style-name="T5">=</text:span> [<text:span text:style-name="T6">1</text:span>,<text:span text:style-name="T6">2</text:span>,<text:span text:style-name="T6">0</text:span>,<text:span text:style-name="T6">2</text:span>];</text:p>
      <text:p text:style-name="P1"><text:span text:style-name="T1">var</text:span> <text:span text:style-name="T4">finalArray</text:span> <text:span text:style-name="T5">=</text:span> <text:span text:style-name="T4">first</text:span>.<text:span text:style-name="T7">filter</text:span>(<text:span text:style-name="T9">x</text:span><text:span text:style-name="T1">=&gt;</text:span><text:span text:style-name="T4">second</text:span>.<text:span text:style-name="T7">indexOf</text:span>(<text:span text:style-name="T4">x</text:span>) <text:span text:style-name="T5">!==-</text:span><text:span text:style-name="T6">1</text:span>);</text:p>
      <text:p text:style-name="P1"><text:span text:style-name="T10">console</text:span>.<text:span text:style-name="T7">log</text:span>(<text:span text:style-name="T4">finalArray</text:span>)</text:p>
      <text:p text:style-name="P1"/>
      <text:p text:style-name="P4">6.</text:p>
      <text:p text:style-name="P3"><text:span text:style-name="T1">function</text:span> <text:span text:style-name="T7">checkStringsAnagram</text:span>(<text:span text:style-name="T9">a</text:span>, <text:span text:style-name="T9">b</text:span>) {</text:p>
      <text:p text:style-name="P3"><text:span text:style-name="T1">let</text:span> <text:span text:style-name="T4">len1</text:span> <text:span text:style-name="T5">=</text:span> <text:span text:style-name="T4">a</text:span>.<text:span text:style-name="T4">length</text:span>;</text:p>
      <text:p text:style-name="P3"><text:span text:style-name="T1">let</text:span> <text:span text:style-name="T4">len2</text:span> <text:span text:style-name="T5">=</text:span> <text:span text:style-name="T4">b</text:span>.<text:span text:style-name="T4">length</text:span>;</text:p>
      <text:p text:style-name="P3"><text:span text:style-name="T1">if</text:span>(<text:span text:style-name="T4">len1</text:span> <text:span text:style-name="T5">!==</text:span> <text:span text:style-name="T4">len2</text:span>){</text:p>
      <text:p text:style-name="P3"><text:span text:style-name="T10">console</text:span>.<text:span text:style-name="T7">log</text:span>(<text:span text:style-name="T12">'Invalid Input'</text:span>);</text:p>
      <text:p text:style-name="P7">return</text:p>
      <text:p text:style-name="P3">}</text:p>
      <text:p text:style-name="P3"><text:span text:style-name="T1">let</text:span> <text:span text:style-name="T4">str1</text:span> <text:span text:style-name="T5">=</text:span> <text:span text:style-name="T4">a</text:span>.<text:span text:style-name="T7">split</text:span>(<text:span text:style-name="T12">''</text:span>).<text:span text:style-name="T7">sort</text:span>().<text:span text:style-name="T7">join</text:span>(<text:span text:style-name="T12">''</text:span>);</text:p>
      <text:p text:style-name="P3"><text:span text:style-name="T1">let</text:span> <text:span text:style-name="T4">str2</text:span> <text:span text:style-name="T5">=</text:span> <text:span text:style-name="T4">b</text:span>.<text:span text:style-name="T7">split</text:span>(<text:span text:style-name="T12">''</text:span>).<text:span text:style-name="T7">sort</text:span>().<text:span text:style-name="T7">join</text:span>(<text:span text:style-name="T12">''</text:span>);</text:p>
      <text:p text:style-name="P3"><text:span text:style-name="T1">if</text:span>(<text:span text:style-name="T4">str1</text:span> <text:span text:style-name="T5">===</text:span> <text:span text:style-name="T4">str2</text:span>){</text:p>
      <text:p text:style-name="P3"><text:span text:style-name="T10">console</text:span>.<text:span text:style-name="T7">log</text:span>(<text:span text:style-name="T12">"True"</text:span>);</text:p>
      <text:p text:style-name="P3">} <text:span text:style-name="T1">else</text:span> { </text:p>
      <text:p text:style-name="P3"><text:span text:style-name="T10">console</text:span>.<text:span text:style-name="T7">log</text:span>(<text:span text:style-name="T12">"False"</text:span>);</text:p>
      <text:p text:style-name="P3">}</text:p>
      <text:p text:style-name="P3">}</text:p>
      <text:p text:style-name="P3"><text:span text:style-name="T7">checkStringsAnagram</text:span>(<text:span text:style-name="T12">"Mary"</text:span>,<text:span text:style-name="T12">"Army"</text:span>)</text:p>
      <text:p text:style-name="P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4"><text:span text:style-name="T1">7.</text:span></text:p>
      <text:p text:style-name="P1"><text:span text:style-name="T1">const</text:span> <text:span text:style-name="T10">str</text:span> <text:span text:style-name="T5">=</text:span> <text:span text:style-name="T12">"{[()]}"</text:span>;</text:p>
      <text:p text:style-name="P1"><text:span text:style-name="T1">const</text:span> <text:span text:style-name="T7">isValid</text:span> <text:span text:style-name="T5">=</text:span> (<text:span text:style-name="T9">str</text:span> <text:span text:style-name="T5">=</text:span> <text:span text:style-name="T12">''</text:span>) <text:span text:style-name="T1">=&gt;</text:span> {</text:p>
      <text:p text:style-name="P1"><text:span text:style-name="T1">const</text:span> <text:span text:style-name="T10">map</text:span><text:span text:style-name="T5">=</text:span><text:span text:style-name="T1">new</text:span> <text:span text:style-name="T10">Map</text:span>();</text:p>
      <text:p text:style-name="P1"><text:span text:style-name="T4">map</text:span>.<text:span text:style-name="T7">set</text:span>(<text:span text:style-name="T12">'{'</text:span>,<text:span text:style-name="T12">'}'</text:span>);</text:p>
      <text:p text:style-name="P1"><text:span text:style-name="T4">map</text:span>.<text:span text:style-name="T7">set</text:span>(<text:span text:style-name="T12">'('</text:span>,<text:span text:style-name="T12">')'</text:span>);</text:p>
      <text:p text:style-name="P1"><text:span text:style-name="T4">map</text:span>.<text:span text:style-name="T7">set</text:span>(<text:span text:style-name="T12">'['</text:span>,<text:span text:style-name="T12">']'</text:span>);</text:p>
      <text:p text:style-name="P1"><text:span text:style-name="T1">const</text:span> <text:span text:style-name="T10">b</text:span><text:span text:style-name="T5">=</text:span>[];</text:p>
      <text:p text:style-name="P1"><text:span text:style-name="T1">for</text:span>(<text:span text:style-name="T1">let</text:span> <text:span text:style-name="T4">i</text:span><text:span text:style-name="T5">=</text:span><text:span text:style-name="T6">0</text:span>;<text:span text:style-name="T4">i</text:span><text:span text:style-name="T5">&lt;</text:span><text:span text:style-name="T4">str</text:span>.<text:span text:style-name="T4">length</text:span>;<text:span text:style-name="T4">i</text:span><text:span text:style-name="T5">++</text:span>){</text:p>
      <text:p text:style-name="P1"><text:span text:style-name="T1">if</text:span>(<text:span text:style-name="T4">map</text:span>.<text:span text:style-name="T7">has</text:span>(<text:span text:style-name="T4">str</text:span>.<text:span text:style-name="T7">charAt</text:span>(<text:span text:style-name="T4">i</text:span>))){</text:p>
      <text:p text:style-name="P1"><text:span text:style-name="T4">b</text:span>.<text:span text:style-name="T7">push</text:span>(<text:span text:style-name="T4">str</text:span>.<text:span text:style-name="T7">charAt</text:span>(<text:span text:style-name="T4">i</text:span>));</text:p>
      <text:p text:style-name="P1">} <text:span text:style-name="T1">else</text:span>{</text:p>
      <text:p text:style-name="P1"><text:span text:style-name="T1">let</text:span> <text:span text:style-name="T4">pop</text:span><text:span text:style-name="T5">=</text:span><text:span text:style-name="T4">b</text:span>.<text:span text:style-name="T7">pop</text:span>();</text:p>
      <text:p text:style-name="P1"><text:span text:style-name="T1">if</text:span>(<text:span text:style-name="T4">map</text:span>.<text:span text:style-name="T7">get</text:span>(<text:span text:style-name="T4">pop</text:span>)<text:span text:style-name="T5">!==</text:span><text:span text:style-name="T4">str</text:span>.<text:span text:style-name="T7">charAt</text:span>(<text:span text:style-name="T4">i</text:span>)){</text:p>
      <text:p text:style-name="P1"><text:span text:style-name="T1">return</text:span> <text:span text:style-name="T6">false</text:span>;</text:p>
      <text:p text:style-name="P1">}</text:p>
      <text:p text:style-name="P1">};</text:p>
      <text:p text:style-name="P1">};</text:p>
      <text:p text:style-name="P1"><text:span text:style-name="T1">return</text:span> <text:span text:style-name="T4">b</text:span>.<text:span text:style-name="T4">length</text:span><text:span text:style-name="T5">===</text:span><text:span text:style-name="T6">0</text:span>;</text:p>
      <text:p text:style-name="P1">};</text:p>
      <text:p text:style-name="P1"><text:span text:style-name="T10">console</text:span>.<text:span text:style-name="T7">log</text:span>(<text:span text:style-name="T7">isValid</text:span>(<text:span text:style-name="T4">str</text:span>));</text:p>
      <text:p text:style-name="P1"/>
      <text:p text:style-name="P2"/>
      <text:p text:style-name="P11">9.</text:p>
      <text:p text:style-name="P8"><text:span text:style-name="T14">var</text:span> <text:span text:style-name="T17">a</text:span> <text:span text:style-name="T17">=</text:span> <text:span text:style-name="T17">[</text:span><text:span text:style-name="T19">100</text:span><text:span text:style-name="T17">],</text:span></text:p>
      <text:p text:style-name="P8"><text:span text:style-name="T17">count</text:span> <text:span text:style-name="T17">=</text:span> <text:span text:style-name="T19">100</text:span><text:span text:style-name="T17">;</text:span></text:p>
      <text:p text:style-name="P8"><text:span text:style-name="T14">var</text:span> <text:span text:style-name="T17">missing</text:span> <text:span text:style-name="T17">=</text:span> <text:span text:style-name="T14">new</text:span> <text:span text:style-name="T17">Array();</text:span></text:p>
      <text:p text:style-name="P10"><text:span text:style-name="T15">for</text:span><text:span text:style-name="T16"> </text:span><text:span text:style-name="T18">(</text:span><text:span text:style-name="T15">var</text:span><text:span text:style-name="T16"> </text:span><text:span text:style-name="T18">i</text:span><text:span text:style-name="T16"> </text:span><text:span text:style-name="T18">=</text:span><text:span text:style-name="T16"> </text:span><text:span text:style-name="T20">1</text:span><text:span text:style-name="T18">;</text:span><text:span text:style-name="T16"> </text:span><text:span text:style-name="T18">i</text:span><text:span text:style-name="T16"> </text:span><text:span text:style-name="T18">&lt;=</text:span><text:span text:style-name="T16"> </text:span><text:span text:style-name="T18">count;</text:span><text:span text:style-name="T16"> </text:span><text:span text:style-name="T18">i++)</text:span><text:span text:style-name="T16"> </text:span><text:span text:style-name="T15">{</text:span></text:p>
      <text:p text:style-name="P8"><text:span text:style-name="T14">if</text:span> <text:span text:style-name="T17">(</text:span><text:span text:style-name="T21">a</text:span><text:span text:style-name="T17">.</text:span><text:span text:style-name="T22">indexOf</text:span><text:span text:style-name="T17">(i)</text:span> <text:span text:style-name="T17">==</text:span> <text:span text:style-name="T17">-</text:span><text:span text:style-name="T19">1</text:span><text:span text:style-name="T17">)</text:span> <text:span text:style-name="T14">{</text:span></text:p>
      <text:p text:style-name="P8"><text:span text:style-name="T21">missing</text:span><text:span text:style-name="T17">.</text:span><text:span text:style-name="T22">push</text:span><text:span text:style-name="T17">(i);</text:span></text:p>
      <text:p text:style-name="P9">}</text:p>
      <text:p text:style-name="P9">}</text:p>
      <text:p text:style-name="P8"><text:span text:style-name="T21">console</text:span><text:span text:style-name="T17">.</text:span><text:span text:style-name="T22">log</text:span><text:span text:style-name="T17">(missing);</text:span></text:p>
      <text:p text:style-name="P8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source-code-pro, 'Ubuntu Mono', 'DejaVu sans mono', Consolas, monospace, 'Droid Sans Mono', monospace, monospace, 'Droid Sans Fallback'"/>
    <style:font-face style:name="MonoLisa" svg:font-family="MonoLisa, Menlo, Monaco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13:55:03.267461164</meta:creation-date>
    <dc:date>2022-04-26T16:12:43.028497187</dc:date>
    <meta:editing-duration>PT1H27M46S</meta:editing-duration>
    <meta:editing-cycles>1</meta:editing-cycles>
    <meta:document-statistic meta:table-count="0" meta:image-count="0" meta:object-count="0" meta:page-count="3" meta:paragraph-count="87" meta:word-count="221" meta:character-count="1644" meta:non-whitespace-character-count="1509"/>
    <meta:generator>LibreOffice/6.4.7.2$Linux_X86_64 LibreOffice_project/40$Build-2</meta:generator>
  </office:meta>
</office:document-meta>
</file>